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officeooo:paragraph-rsid="001bdd18" style:font-size-asian="14pt" style:font-size-complex="14pt"/>
    </style:style>
    <style:style style:name="P8" style:family="paragraph" style:parent-style-name="Standard">
      <style:text-properties fo:font-size="14pt" officeooo:rsid="001bdd18" officeooo:paragraph-rsid="001bdd18" style:font-size-asian="14pt" style:font-size-complex="14pt"/>
    </style:style>
    <style:style style:name="P9" style:family="paragraph" style:parent-style-name="Standard">
      <style:text-properties fo:font-size="14pt" officeooo:rsid="001dce36" officeooo:paragraph-rsid="001dce36" style:font-size-asian="14pt" style:font-size-complex="14pt"/>
    </style:style>
    <style:style style:name="P10" style:family="paragraph" style:parent-style-name="Standard">
      <style:paragraph-properties fo:text-align="center" style:justify-single-word="false"/>
      <style:text-properties fo:font-size="20pt" officeooo:paragraph-rsid="001dce36" style:font-size-asian="20pt" style:font-size-complex="20pt"/>
    </style:style>
    <style:style style:name="T1" style:family="text">
      <style:text-properties fo:font-weight="bold" style:font-weight-asian="bold" style:font-weight-complex="bold"/>
    </style:style>
    <style:style style:name="T2" style:family="text">
      <style:text-properties fo:font-weight="bold" officeooo:rsid="001dce3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ce36" style:font-weight-asian="normal" style:font-weight-complex="normal"/>
    </style:style>
    <style:style style:name="T5" style:family="text">
      <style:text-properties officeooo:rsid="001bdd18"/>
    </style:style>
    <style:style style:name="T6" style:family="text">
      <style:text-properties officeooo:rsid="001dce36"/>
    </style:style>
    <style:style style:name="T7" style:family="text">
      <style:text-properties style:text-position="super 58%" officeooo:rsid="001dce36"/>
    </style:style>
    <style:style style:name="T8" style:family="text">
      <style:text-properties style:text-position="0% 100%" officeooo:rsid="001dce36"/>
    </style:style>
    <style:style style:name="T9" style:family="text">
      <style:text-properties fo:font-style="italic" fo:font-weight="bold" officeooo:rsid="001dce36"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normal" fo:font-weight="normal" officeooo:rsid="001dce36"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ataxe-64</text:p>
      <text:p text:style-name="P4">Bit-String module.</text:p>
      <text:p text:style-name="P3">Richard Parker <text:span text:style-name="T5">1</text:span>.7.201<text:span text:style-name="T5">5</text:span></text:p>
      <text:p text:style-name="P1"/>
      <text:p text:style-name="P5">Section 1 – Introduction</text:p>
      <text:p text:style-name="P2"/>
      <text:p text:style-name="P2">The bit-string module is designed to do the relatively simple row and column permutations necessary for Gaussian elimination in meataxe64. <text:s/>It is intended for use at a wide variety of scales, from the tens/hundreds up to millions. <text:s/>For the larger sizes, the performance pressure is not so great, and it is probably more at the moderate scales where performance is of some interest. <text:s/>Generally, though, it is hoped that the performance of these routines will be rather readily made good enough and that<text:span text:style-name="T5"> extreme measures will no be needed.</text:span></text:p>
      <text:p text:style-name="P2"/>
      <text:p text:style-name="P8">There are five routines at present - three that just work with bit strings (combine, set and read) and two that apply bit strings to the columns of a matrix - select and riffle. <text:s/>The performance of the purely bit-string routines is probably not an issue, but the column ones probably are of interest, since column select, in particular, is used to extract the pivots during Gaussian elimination and its performance may well be of considerable importance.</text:p>
      <text:p text:style-name="P8"/>
      <text:p text:style-name="P8">It would be logical to put the row-select and row riffle into this module also, so an appendix describes how this might be done, though at present it seems that these operations are so simple that there is little need to write a routine for them.</text:p>
      <text:p text:style-name="P2"/>
      <text:p text:style-name="P7">The first<text:span text:style-name="T5"> implementation of the column extract and riffle routines uses DUnpak and DPak to extract and insert each individual entry. <text:s/>This works, but a faster version based on Cut and Paste will probably be needed.</text:span></text:p>
      <text:p text:style-name="P7"/>
      <text:p text:style-name="P8">The second implementation, which would not be too difficult, would be to look at the bit string and deal with consecutive strings of 1 (respectively 0) bits by cutting and pasting. <text:s/>For Gaussian elimination on a fairly random matrix, the bit-strings tend to be more-or-less a string of 1s followed by a string of 0s, so this is a <text:span text:style-name="T6">very attractive </text:span>strategy.</text:p>
      <text:p text:style-name="P8"/>
      <text:p text:style-name="P7"><text:span text:style-name="T5">If the pressure on this routine turns out to be higher than I expect, a third implementation written specially for 13 cases (2,3,4,5,7,8,9,11,13,17-256,257-65536, 65537-2</text:span><text:span text:style-name="T7">32</text:span><text:span text:style-name="T8">, 2</text:span><text:span text:style-name="T7">32</text:span><text:span text:style-name="T8">-2</text:span><text:span text:style-name="T7">64</text:span><text:span text:style-name="T8"> might be needed to do similar operations but without data dependent branches and in a more cache-friendly way. <text:s/>I am hoping that this will not be needed.</text:span></text:p>
      <text:p text:style-name="P2"/>
      <text:p text:style-name="P5"><text:soft-page-break/>Section 2 – Bit-string syntax and semantics.</text:p>
      <text:p text:style-name="P2"/>
      <text:p text:style-name="P2">The compiler sees a bit string as a uint64 * - a pointer to an array of unsigned 64-bit quantities. <text:s/>The first of these quantites (<text:span text:style-name="T1">bitcount</text:span>) gives the total number of (significant) bits in the bit-string. <text:s/>Insignificant bits are required to be zero, and comprise the high-order bits of the last value only. <text:s/>The second quantity (<text:span text:style-name="T1">setbits</text:span><text:span text:style-name="T3">) is </text:span><text:span text:style-name="T4">used to hold </text:span><text:span text:style-name="T3">the number of significant bits that are set to 1. <text:s/>The total number </text:span>of uint64s in the array is 2 + bits/64 where the division is rounded up. <text:s/>In 'c' this is 2 + (bits+63)/64.</text:p>
      <text:p text:style-name="P2"/>
      <text:p text:style-name="P2">In the case where the bit-string represent pivotal columns, there is one bit for each column of the matrix, and it is set to 1 for the pivotal columns. <text:s/>Similarly for pivotal rows (one bit per row, set if the row is pivotal).</text:p>
      <text:p text:style-name="P2"/>
      <text:p text:style-name="P9">During manufacture (e.g. during Gaussian elimination) the number of set bits is not maintained. <text:s/><text:span text:style-name="T10">TBD</text:span><text:span text:style-name="T11"> I am unclear as to what the best strategy is here. <text:s/>One idea is that the number of set bits is religiously maintained. <text:s/>Another idea is that BitSet adds 1 to it regardless, so that the caller must beware if bits that are already set are set again. <text:s/>In either case, it must be someone's reponsibility to set it to zero. <text:s/>Another idea is that the field is totally ignored by bitset and bit read, and it is the caller's responsibility to set the field whenever it may be needed (whenever that is). <text:s/>This latter is the current state. <text:s/>Another idea is that this field should not be part of a bit string at all.</text:span></text:p>
      <text:p text:style-name="P2"/>
      <text:p text:style-name="P5">Section 3 – Interfaces.</text:p>
      <text:p text:style-name="P2"/>
      <text:p text:style-name="P2"><text:span text:style-name="T1">void BSCombine ( const uint64 * bs1 , const uint64 * bs2 , uint64 * comb , uint64 * rif) </text:span>to combine the bits-string bs1 with the bit-string bs2, to produce their combination comb, and the riffle in rif. <text:s/>The number of bits in bs2 must be the same as the number of unset bits in bs1, and correspond to them in order. <text:s/>The output string "comb" has as many bits as bs1, and there are as many set as in bs1 and bs2 together. <text:s/>More specifically the bits are set in comb if the bit is set in bs1, or if not set, the corresponding bit is set in bs2. <text:s/>The "rif" bit string has as many bits as are set in comb, and are 1 (respectively 0) if the bit was set in bs1 (respectively bs2). </text:p>
      <text:p text:style-name="P2">The objective of this is to take two pivot lists and to make the combined pivot list (comb) and also the row riffle needed to riffle the rows for those pivots together.</text:p>
      <text:p text:style-name="P2"/>
      <text:p text:style-name="P2"><text:span text:style-name="T1">void BSColSelect ( const FIELD * f , const uint64 * bs , uint64 nor, const Dfmt * d , Dfmt * sel , Dfmt * nonsel) </text:span>to take the (Dfmt) matrix d, and divide the columns into selected (which go to sel) and the non-selected (which go to nonsel) according to the bit-string bs. <text:s/>This routine<text:span text:style-name="T3"> under some considerable performance pressure since it is used to extract the pivots in Gaussian elimination. An initial version could be made using DPak and DUnpak. <text:s/>A rather better version can be made using DCut and DPaste, where the number of calls will depend on the number of transitions </text:span><text:soft-page-break/><text:span text:style-name="T3">(hopefully considerably less than the number of bits). <text:s/>It is not completely clear whether this is the best we can do, or whether individual coding for some particular ColSelect/paktyp combinations will be worthwhile, and in particular whether the double move is worth avoiding.</text:span></text:p>
      <text:p text:style-name="P2"/>
      <text:p text:style-name="P2"><text:span text:style-name="T1">void BSColRiffle ( const FIELD * f , const uint64 * bs , uint64 nor, const Dfmt * set , const Dfmt * unset , Dfmt * rif) </text:span>to take the (Dfmt) matrices set and unset and combine them to make the resultant matrix rif taking columns from set or unset depending on whether the corresponding bit of bs is set or unset. Again DPak/DUnpak versions and DCut/DPaste versions are possible. <text:s/>As far as I know so far, the performance pressures on this routine are unlikely to warrant field (or - more particularly - paktyp) specific coding.</text:p>
      <text:p text:style-name="P2"/>
      <text:p text:style-name="P2"><text:span text:style-name="T1">void BSBitSet ( uint64 * bs , uint64 bitno )</text:span> to set the bit numbered bitno. <text:s/>Bits are numbered from 0. <text:s/>The state of the numbered bit is changed to (or left as) 1.<text:span text:style-name="T6"> <text:s/>It should be noted that this routine does </text:span><text:span text:style-name="T9">not</text:span><text:span text:style-name="T12"> maintain the number of set bits. <text:s/>It is expected that the calling routine keeps track of this, and puts the count in at the end.</text:span></text:p>
      <text:p text:style-name="P2"/>
      <text:p text:style-name="P2"><text:span text:style-name="T1">int BSBitRead ( uint64 * bs , uint64 bitno )</text:span> to return 0 or 1 depending on the state of the numbered bit in the bit string.<text:span text:style-name="T6"> <text:s/>This does not use the number of set bits, which does not need to be correct.</text:span></text:p>
      <text:p text:style-name="P2"/>
      <text:p text:style-name="P5">Section 4 – Initial implementation ideas.</text:p>
      <text:p text:style-name="P2"/>
      <text:p text:style-name="P2">The "<text:span text:style-name="T1">BSCombine</text:span>" routine is initially implemented as a bit-processing routine consisting almost entirely of data-dependent branches. <text:s/>The operation (ignoring initialization and termination) is . . .</text:p>
      <text:p text:style-name="P2"/>
      <text:p text:style-name="P2">Read bit from bs1. </text:p>
      <text:p text:style-name="P2"><text:s text:c="4"/>If bit set, output 1 to comb and to rif.</text:p>
      <text:p text:style-name="P2"><text:s text:c="4"/>If bit not set, read bit from bs2.</text:p>
      <text:p text:style-name="P2"><text:s text:c="8"/>If set, output 1 to comb and 0 to rif</text:p>
      <text:p text:style-name="P2"><text:s text:c="8"/>If not set, output 0 to comb.</text:p>
      <text:p text:style-name="P2"/>
      <text:p text:style-name="P2">Each bit string (bs1, bs2, comb and rif) consists of a 64-bit quantity being read/written, the number of bits remaining and a pointer as to where it belongs in the input/output stream. <text:s/>The overall loop is controlled by the total number of bits in the bs1 string.</text:p>
      <text:p text:style-name="P2"/>
      <text:p text:style-name="P5">Section 5 – Some ideas for higher performance.</text:p>
      <text:p text:style-name="P2"/>
      <text:p text:style-name="P2">The "<text:span text:style-name="T1">BSCombine</text:span>" routine, if implemented naively, bristles with unpredictable branches. <text:s/>As well as those dealing with termination, the reading of the next word and the writing of the words, the operation itself tests one or two bits each cycle, and it <text:soft-page-break/>will not be that easy to avoid these tests. <text:s/>It is likely to take around 20 nSec per bit implemented this way. <text:s/>On the one hand, this is not a lot of time compared with the Echelization and pivot-extract operations that it is involved with. <text:s/>On the other hand, the challenge to implement this routine efficiently is an interesting one.</text:p>
      <text:p text:style-name="P2">This is possible using look-up tables. <text:s/>Given 8 bits of bs1 and bs2 (only some of the latter are used) the resulting comb and rif values can be computed. <text:s/>The comb value is just stored, but the rif value must be shifted in. <text:s/>Also the number of bits used from bs2 must be provided so that the new byte can be shifted into position also. <text:s/>The latter shift-count is a functions of bs1 only (number of unset bits) whereas the former is the number of set bits in the result, which can either be looked up from that result or alternatively stored in the main table. <text:s/>Either way it should be possible to process the entire 8-bit using about 45 instructions (cmove to get the new words).</text:p>
      <text:p text:style-name="P2"/>
      <text:p text:style-name="P2">The "<text:span text:style-name="T1">BSColSelect</text:span>" routine is rather inefficient for small matrices, since it counts the bits one-at-a-time. <text:s/>A faster method would be to build a look-up table for some number of bits (14, perhaps) so that unless the next 14 bits are all the same, the correct length of the string of equal bits is readily determined. <text:s/>Hence at any one time a 64-bit word is held, along with a count of the number of bits remaining in that word and the number remaining in the entire string. <text:s/>From either one word or from two, a 14-bit string is made and looked up to get the number of equal bits at the end. <text:s/>If this is 14, further processing is needed. <text:s/>There is also the opportunity to look for whole 64-bit words that are all 1 or all 0.</text:p>
      <text:p text:style-name="P2">Another idea is to do the cut-n-paste internally in some cases. <text:s/>This seems particularly suitable for fields of order 17 or more, since the operation can be done entirely by memcpy. <text:s/>There may be some gains for 7-16 in those cases of registration where memcpy can be used for the majority of the data. <text:s/>For all characteristics there is a case to be made for doing the first one manually anyway, since in many cases it will be the majority of the work and registration is certain.</text:p>
      <text:p text:style-name="P2">There is also a possibility, for small fields, of looking up a byte of Dfmt data and the corresponding bits to get two bytes of data to be assembled. <text:s/>It seems likely that a good method along these lines can be developed if need be</text:p>
      <text:p text:style-name="P2">In any case, it is likely to be this routine, if any, that needs the attention since it is used so heavily to extract the pivots.</text:p>
      <text:p text:style-name="P2"/>
      <text:p text:style-name="P10"><text:span text:style-name="T2">Appendix 1 - possible row routines</text:span><text:span text:style-name="T1">.</text:span></text:p>
      <text:p text:style-name="P7"/>
      <text:p text:style-name="P7"><text:span text:style-name="T1">void BSRowSelectD ( const DSPACE * ds , const uint64 * bs , const Dfmt * d , Dfmt * sel , Dfmt * nonsel) </text:span>to take the (Dfmt) matrix d, and divide the rows into selected (which go to sel) and the non-selected (which go to nonsel) according to the bit-string bs. <text:s/>This is also field-dependent, since the number of bytes per row is in ds-&gt;nob and the number of rows is available in the bit-string. <text:s/>The operation is entirely to move bytes.</text:p>
      <text:p text:style-name="P7"/>
      <text:p text:style-name="P7"><text:span text:style-name="T1">void BSRowRiffleD ( const DSPACE * ds , const uint64 * bs , const Dfmt * set , const Dfmt * unset , Dfmt * rif) </text:span>to take the (Dfmt) matrices set and unset and <text:soft-page-break/>combine them to make the resultant matrix rif taking from set or unset depending on whether the corresponding bit of bs is set or unset. <text:s/>Again the operation is entirely to move bytes, and is not field-depe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5-07-01T09:51:51.365579432</dc:date>
    <meta:editing-duration>PT23H36M54S</meta:editing-duration>
    <meta:editing-cycles>137</meta:editing-cycles>
    <meta:generator>LibreOffice/4.2.8.2$Linux_X86_64 LibreOffice_project/420m0$Build-2</meta:generator>
    <meta:printed-by>User </meta:printed-by>
    <meta:print-date>2012-08-06T12:45:35</meta:print-date>
    <meta:document-statistic meta:table-count="0" meta:image-count="0" meta:object-count="0" meta:page-count="5" meta:paragraph-count="39" meta:word-count="1985" meta:character-count="10905" meta:non-whitespace-character-count="8872"/>
  </office:meta>
</office:document-meta>
</file>